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e9e" officeooo:paragraph-rsid="00192e9e"/>
    </style:style>
    <style:style style:name="P2" style:family="paragraph" style:parent-style-name="Standard">
      <style:text-properties officeooo:rsid="001a13e9" officeooo:paragraph-rsid="001a13e9"/>
    </style:style>
    <style:style style:name="P3" style:family="paragraph" style:parent-style-name="Standard">
      <style:text-properties officeooo:rsid="001c0f00" officeooo:paragraph-rsid="001c0f00"/>
    </style:style>
    <style:style style:name="T1" style:family="text">
      <style:text-properties officeooo:rsid="001954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em Espiral</text:p>
      <text:p text:style-name="P1"/>
      <text:p text:style-name="P1">- criado por Barry Boehm em 1988;</text:p>
      <text:p text:style-name="P1"/>
      <text:p text:style-name="P1">- uma melhoria do Modelo Incremental;</text:p>
      <text:p text:style-name="P1"/>
      <text:p text:style-name="P1">- cada volta no espiral percorre todas as fases do processo de software;</text:p>
      <text:p text:style-name="P1"/>
      <text:p text:style-name="P1">- as voltas devem ser repetidas quantas vezes forem necessárias;</text:p>
      <text:p text:style-name="P1"/>
      <text:p text:style-name="P1">- adequado para softwares que precisam passar por inúmeras evoluções;</text:p>
      <text:p text:style-name="P1"/>
      <text:p text:style-name="P1">- mais interativo e tenta fazer sucessivos refinamentos;</text:p>
      <text:p text:style-name="P1"/>
      <text:p text:style-name="P1">- <text:span text:style-name="T1">prototipagem e gerenciamento de riscos</text:span></text:p>
      <text:p text:style-name="P1"/>
      <text:p text:style-name="P1">- <text:span text:style-name="T1">vantagens:</text:span></text:p>
      <text:p text:style-name="P1"><text:tab/></text:p>
      <text:p text:style-name="P1"><text:tab/>- <text:span text:style-name="T1">reduzirá os riscos antes que se tornem problemáticos;</text:span></text:p>
      <text:p text:style-name="P1"><text:tab/>- <text:span text:style-name="T1">estimativas realistas e tempo de implementação reduzido;</text:span></text:p>
      <text:p text:style-name="P1"><text:tab/>- <text:span text:style-name="T1">versátil para testar e com mudanças;</text:span></text:p>
      <text:p text:style-name="P1"><text:tab/>- <text:span text:style-name="T1">desenvolvimento e manutenção indistintos.</text:span></text:p>
      <text:p text:style-name="P1"/>
      <text:p text:style-name="P1">- <text:span text:style-name="T1">desvantagens:</text:span></text:p>
      <text:p text:style-name="P1"/>
      <text:p text:style-name="P1"><text:tab/>- <text:span text:style-name="T1">exige competência considerável na avaliação dos riscos;</text:span></text:p>
      <text:p text:style-name="P1"><text:tab/>- <text:span text:style-name="T1">riscos não descobertos ou gerenciados incorretamente, fatalmente ocorrerão problemas;</text:span></text:p>
      <text:p text:style-name="P1"><text:tab/>- <text:span text:style-name="T1">experiência conta na avaliação dos riscos;</text:span></text:p>
      <text:p text:style-name="P1"><text:tab/>- <text:span text:style-name="T1">melhor para sistemas de grande porte;</text:span></text:p>
      <text:p text:style-name="P1"/>
      <text:p text:style-name="P1">- <text:span text:style-name="T1">mais utilizado para implementação de sistema de grande porte.</text:span></text:p>
      <text:p text:style-name="P1"/>
      <text:p text:style-name="P2">Exemplo prático: CRUD, onde cada protótipo seria uma fase do CRUD (cadastrar, buscar, atualizar e deletar).</text:p>
      <text:p text:style-name="P2"/>
      <text:p text:style-name="P3">Fonte: https://medium.com/contexto-delimitado/o-modelo-em-espiral-de-boehm-ed1d85b7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10:23:07.070590051</meta:creation-date>
    <dc:date>2025-09-17T11:22:38.605189033</dc:date>
    <meta:editing-duration>PT34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156" meta:character-count="1100" meta:non-whitespace-character-count="956"/>
  </office:meta>
</office:document-meta>
</file>